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ntifier.eval( int t ,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Quantifier.evaluate( boolean [ ]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antifier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ntifier.evaluate( int t , int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antifier.Qua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antifier.Quantifi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